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style:font-size-asian="10.5pt"/>
    </style:style>
    <style:style style:name="P2" style:family="paragraph" style:parent-style-name="Standard" style:list-style-name="L1">
      <style:text-properties fo:language="pt" fo:country="BR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174636271" text:style-name="L1">
        <text:list-item>
          <text:p text:style-name="P2">Introdução</text:p>
          <text:p text:style-name="P2"/>
        </text:list-item>
        <text:list-item>
          <text:p text:style-name="P2">Representação</text:p>
          <text:p text:style-name="P2"/>
        </text:list-item>
        <text:list-item>
          <text:p text:style-name="P2">Comunicação e pesquisas computacionais</text:p>
          <text:list>
            <text:list-item>
              <text:p text:style-name="P2">Pesquisas sobre a origem e evolução da comunicação e linguagem</text:p>
              <text:list>
                <text:list-item>
                  <text:p text:style-name="P2">Teorias sobre o surgimento da linguagem humana</text:p>
                </text:list-item>
                <text:list-item>
                  <text:p text:style-name="P2">Dificuldades na apuração de vestígios e confecção de experimentos reais</text:p>
                </text:list-item>
                <text:list-item>
                  <text:p text:style-name="P2">Simulações computacionais como importante ferramenta de estudo e pesquisa</text:p>
                </text:list-item>
              </text:list>
            </text:list-item>
            <text:list-item>
              <text:p text:style-name="P2">Pesquisas para o uso de liguagem (natural e/ou artificial) por parte de sistemas computacionais (engenhos de busca, banco de dados, sistemas de defesa contra fraudes, etc)</text:p>
              <text:list>
                <text:list-item>
                  <text:p text:style-name="P2">...</text:p>
                </text:list-item>
              </text:list>
            </text:list-item>
            <text:list-item>
              <text:p text:style-name="P2">Simulações de emergência de comunicação em agentes autônomos</text:p>
              <text:list>
                <text:list-item>
                  <text:p text:style-name="P2">Introdução geral do tema</text:p>
                </text:list-item>
                <text:list-item>
                  <text:p text:style-name="P2">Como é feita a análise dos resultados? Quais pontos são analisados?</text:p>
                </text:list-item>
                <text:list-item>
                  <text:p text:style-name="P2">A existência de processo semiótico quase nunca é levado em conta</text:p>
                </text:list-item>
                <text:list-item>
                  <text:p text:style-name="P2">Explicar detalhadamente a proposta (?) (na introdução isso será abordado, mas de forma superficial)</text:p>
                </text:list-item>
                <text:list-item>
                  <text:p text:style-name="P2">Trabalhos relacionados</text:p>
                </text:list-item>
              </text:list>
            </text:list-item>
          </text:list>
        </text:list-item>
      </text:list>
      <text:p text:style-name="P1"/>
      <text:list xml:id="list284277447" text:continue-numbering="true" text:style-name="L1">
        <text:list-item>
          <text:p text:style-name="P2">Experimento Replicado</text:p>
          <text:list>
            <text:list-item>
              <text:p text:style-name="P2">Justificar o experimento de Mirolli e Parisi</text:p>
            </text:list-item>
            <text:list-item>
              <text:p text:style-name="P2">Explicar e detalhar suas características</text:p>
            </text:list-item>
            <text:list-item>
              <text:p text:style-name="P2">Explicar o porquê e como foram feitas as várias modificações</text:p>
            </text:list-item>
            <text:list-item>
              <text:p text:style-name="P2">Explicar algumas diferenças de cálculos como os de qualidade de representação</text:p>
            </text:list-item>
            <text:list-item>
              <text:p text:style-name="P2">Explicar a análise feita pelos pesquisadores</text:p>
            </text:list-item>
          </text:list>
        </text:list-item>
        <text:list-item>
          <text:p text:style-name="P2">Análises e discussões</text:p>
          <text:list>
            <text:list-item>
              <text:p text:style-name="P2">Análise da qualidade da representação</text:p>
            </text:list-item>
            <text:list-item>
              <text:p text:style-name="P2">Análise das ativações</text:p>
            </text:list-item>
            <text:list-item>
              <text:p text:style-name="P2">Comparação com clones</text:p>
            </text:list-item>
            <text:list-item>
              <text:p text:style-name="P2">Comparação com arquitetura alternativa</text:p>
            </text:list-item>
            <text:list-item>
              <text:p text:style-name="P2">...</text:p>
            </text:list-item>
            <text:list-item>
              <text:p text:style-name="P2">Vínculo dos resultados encontrados com as definições de Peirce</text:p>
            </text:list-item>
            <text:list-item>
              <text:p text:style-name="P2">De que forma essa análise pode ajudar a comunidade de pesquisadores do tema?</text:p>
            </text:list-item>
          </text:list>
        </text:list-item>
      </text:list>
      <text:p text:style-name="P1"/>
      <text:list xml:id="list329267325" text:continue-numbering="true" text:style-name="L1">
        <text:list-item>
          <text:p text:style-name="P2">Conclusõ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6:12:26</meta:creation-date>
    <dc:date>2014-08-05T20:37:47</dc:date>
    <meta:editing-duration>PT2H8M36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30" meta:word-count="232" meta:character-count="1428" meta:non-whitespace-character-count="1256"/>
  </office:meta>
</office:document-meta>
</file>